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 style:list-style-name="L3"/>
    <style:style style:name="P2" style:family="paragraph" style:parent-style-name="Heading_20_3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 style:list-style-name="L5"/>
    <style:style style:name="P4" style:family="paragraph" style:parent-style-name="Standard">
      <style:paragraph-properties fo:margin-left="3.752cm" fo:margin-right="0cm" fo:text-indent="0cm" style:auto-text-indent="false"/>
    </style:style>
    <style:style style:name="P5" style:family="paragraph" style:parent-style-name="Text_20_body" style:list-style-name="L1">
      <style:text-properties style:font-name="Liberation Serif" fo:font-size="12pt" style:text-underline-style="none" style:font-size-asian="12pt" style:font-size-complex="12pt"/>
    </style:style>
    <style:style style:name="P6" style:family="paragraph" style:parent-style-name="Text_20_body" style:list-style-name="L3"/>
    <style:style style:name="P7" style:family="paragraph" style:parent-style-name="Preformatted_20_Text" style:list-style-name="L2"/>
    <style:style style:name="P8" style:family="paragraph" style:parent-style-name="Preformatted_20_Text" style:list-style-name="L3"/>
    <style:style style:name="P9" style:family="paragraph" style:parent-style-name="Preformatted_20_Text" style:list-style-name="L4"/>
    <style:style style:name="P10" style:family="paragraph" style:parent-style-name="Preformatted_20_Text" style:list-style-name="L4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P11" style:family="paragraph" style:parent-style-name="Preformatted_20_Text" style:list-style-name="L4">
      <style:text-properties style:font-name="Liberation Serif" fo:font-size="12pt" fo:background-color="transparent" style:font-size-asian="12pt" style:font-size-complex="12pt"/>
    </style:style>
    <style:style style:name="P12" style:family="paragraph" style:parent-style-name="Preformatted_20_Text">
      <style:text-properties style:font-name="Liberation Serif" fo:font-size="12pt" style:font-size-asian="12pt" style:font-size-complex="12pt"/>
    </style:style>
    <style:style style:name="P13" style:family="paragraph" style:parent-style-name="Preformatted_20_Text" style:list-style-name="L5"/>
    <style:style style:name="P14" style:family="paragraph" style:parent-style-name="Preformatted_20_Text" style:list-style-name="L6"/>
    <style:style style:name="P15" style:family="paragraph" style:parent-style-name="Preformatted_20_Text" style:list-style-name="L4">
      <style:paragraph-properties fo:background-color="transparent">
        <style:background-image/>
      </style:paragraph-properties>
    </style:style>
    <style:style style:name="P16" style:family="paragraph" style:parent-style-name="Preformatted_20_Text" style:list-style-name="L5">
      <style:paragraph-properties fo:background-color="transparent">
        <style:background-image/>
      </style:paragraph-properties>
    </style:style>
    <style:style style:name="P17" style:family="paragraph" style:parent-style-name="Preformatted_20_Text" style:list-style-name="L5">
      <style:paragraph-properties fo:margin-left="2.501cm" fo:margin-right="0cm" fo:text-indent="-0.635cm" style:auto-text-indent="false"/>
    </style:style>
    <style:style style:name="P18" style:family="paragraph" style:parent-style-name="Preformatted_20_Text">
      <style:paragraph-properties fo:margin-left="2.501cm" fo:margin-right="0cm" fo:text-indent="0cm" style:auto-text-indent="false"/>
    </style:style>
    <style:style style:name="P19" style:family="paragraph" style:parent-style-name="Preformatted_20_Text">
      <style:paragraph-properties fo:margin-left="3.752cm" fo:margin-right="0cm" fo:text-indent="0cm" style:auto-text-indent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style:text-underline-style="none" style:font-size-asian="12pt" style:font-size-complex="12pt"/>
    </style:style>
    <style:style style:name="T4" style:family="text">
      <style:text-properties style:font-name="Liberation Serif" fo:font-size="12pt" style:text-underline-style="none" fo:background-color="#e6e6e6" style:font-size-asian="12pt" style:font-size-complex="12pt"/>
    </style:style>
    <style:style style:name="T5" style:family="text">
      <style:text-properties style:font-name="Liberation Serif" fo:font-size="12pt" style:text-underline-style="none" fo:background-color="transparent" style:font-size-asian="12pt" style:font-size-complex="12pt"/>
    </style:style>
    <style:style style:name="T6" style:family="text">
      <style:text-properties style:font-name="Liberation Serif" fo:font-size="12pt" style:text-underline-style="none" fo:font-weight="bold" fo:background-color="#e6e6e6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style:text-underline-style="none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fo:background-color="transparent" style:font-size-asian="12pt" style:font-size-complex="12pt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background-color="#e6e6e6" style:font-size-asian="12pt" style:font-size-complex="12pt"/>
    </style:style>
    <style:style style:name="T12" style:family="text"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style:text-underline-style="solid" style:text-underline-width="auto" style:text-underline-color="font-color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style:text-underline-style="none" fo:font-weight="normal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" fo:font-size="12pt" fo:font-style="normal" style:text-underline-style="none" fo:font-weight="normal" fo:background-color="#e6e6e6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style:text-underline-style="none" fo:background-color="#e6e6e6" style:font-size-asian="10.5pt" style:font-style-asian="normal" style:font-size-complex="12pt" style:font-style-complex="normal"/>
    </style:style>
    <style:style style:name="T21" style:family="text">
      <style:text-properties style:font-name="Liberation Serif" fo:font-size="12pt" fo:font-style="normal" style:text-underline-style="none" fo:background-color="#e6e6e6" style:font-size-asian="12pt" style:font-style-asian="normal" style:font-size-complex="12pt" style:font-style-complex="normal"/>
    </style:style>
    <style:style style:name="T22" style:family="text">
      <style:text-properties style:font-name="Liberation Serif" fo:font-size="12pt" fo:font-style="normal" style:text-underline-style="none" fo:background-color="transparent" style:font-size-asian="10.5pt" style:font-style-asian="normal" style:font-size-complex="12pt" style:font-style-complex="normal"/>
    </style:style>
    <style:style style:name="T23" style:family="text">
      <style:text-properties style:font-name="Liberation Serif"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24" style:family="text">
      <style:text-properties style:font-name="Liberation Serif" fo:font-size="12pt" fo:font-style="normal" style:text-underline-style="none" fo:background-color="#94bd5e" style:font-size-asian="12pt" style:font-style-asian="normal" style:font-size-complex="12pt" style:font-style-complex="normal"/>
    </style:style>
    <style:style style:name="T25" style:family="text">
      <style:text-properties style:font-name="Liberation Serif" fo:font-size="12pt" fo:font-style="normal" style:text-underline-style="none" fo:font-weight="bold" fo:background-color="#e6e6e6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Liberation Serif" fo:font-size="12pt" fo:font-style="normal" style:text-underline-style="none" fo:font-weight="bold" fo:background-color="transparent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28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29" style:family="text">
      <style:text-properties style:font-name="Liberation Serif" fo:font-size="14pt" fo:font-style="normal" style:text-underline-style="solid" style:text-underline-width="auto" style:text-underline-color="font-color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30" style:family="text">
      <style:text-properties style:font-name="Liberation Serif" fo:font-size="16pt" style:text-underline-style="solid" style:text-underline-width="auto" style:text-underline-color="font-color" style:font-size-asian="16pt" style:font-size-complex="16pt"/>
    </style:style>
    <style:style style:name="T31" style:family="text">
      <style:text-properties style:font-name="Liberation 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2" style:family="text">
      <style:text-properties style:font-name="Liberation Serif" fo:font-size="16pt" style:text-underline-style="none" style:font-size-asian="16pt" style:font-size-complex="16pt"/>
    </style:style>
    <style:style style:name="T33" style:family="text">
      <style:text-properties style:font-name="Liberation Serif" fo:font-size="16pt" fo:font-style="normal" style:text-underline-style="solid" style:text-underline-width="auto" style:text-underline-color="font-color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style:font-name="Liberation Serif" fo:font-size="16pt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background-color="#e6e6e6"/>
    </style:style>
    <style:style style:name="T36" style:family="text">
      <style:text-properties fo:font-size="12pt" fo:font-style="normal" style:text-underline-style="none" fo:background-color="transparent" style:font-size-asian="10.5pt" style:font-style-asian="normal" style:font-size-complex="12pt" style:font-style-complex="normal"/>
    </style:style>
    <style:style style:name="T37" style:family="text">
      <style:text-properties fo:font-size="12pt" fo:font-style="normal" style:text-underline-style="none" fo:background-color="transparent" style:font-size-asian="12pt" style:font-style-asian="normal" style:font-size-complex="12pt" style:font-style-complex="normal"/>
    </style:style>
    <style:style style:name="T38" style:family="text">
      <style:text-properties fo:background-color="transparent"/>
    </style:style>
    <style:style style:name="T39" style:family="text">
      <style:text-properties fo:background-color="#e6e6e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Commands</text:h>
      <text:list xml:id="list1198783757" text:style-name="L1">
        <text:list-item>
          <text:p text:style-name="P5">Show collections , use mydb , </text:p>
        </text:list-item>
      </text:list>
      <text:h text:style-name="P2" text:outline-level="3">Insert Individual Documents</text:h>
      <text:p text:style-name="P12"/>
      <text:list xml:id="list1260270624" text:style-name="L2">
        <text:list-item>
          <text:p text:style-name="P7"><text:span text:style-name="T2">Insert the </text:span><text:span text:style-name="Teletype"><text:span text:style-name="T2">j</text:span></text:span><text:span text:style-name="T2"> and </text:span><text:span text:style-name="Teletype"><text:span text:style-name="T2">k</text:span></text:span><text:span text:style-name="T2"> documents into the collection </text:span><text:span text:style-name="Teletype"><text:span text:style-name="T2">things<text:line-break/></text:span></text:span><text:span text:style-name="T2">j = { name : "mongo" }</text:span></text:p>
          <text:p text:style-name="P7"><text:span text:style-name="T2">k = { x : 3 }<text:line-break/></text:span><text:a xlink:type="simple" xlink:href="http://docs.mongodb.org/manual/reference/mongod/#mongod"><text:span text:style-name="Teletype"><text:span text:style-name="T2">mongod</text:span></text:span></text:a><text:span text:style-name="T2"> will create both the </text:span><text:span text:style-name="Teletype"><text:span text:style-name="T2">mydb</text:span></text:span><text:span text:style-name="T2"> database and the </text:span><text:span text:style-name="Teletype"><text:span text:style-name="T2">things</text:span></text:span><text:span text:style-name="T2"> collection</text:span></text:p>
        </text:list-item>
      </text:list>
      <text:p text:style-name="P12"/>
      <text:p text:style-name="P12"/>
      <text:h text:style-name="Heading_20_3" text:outline-level="3"><text:span text:style-name="T30">Methods</text:span></text:h>
      <text:list xml:id="list1859027127" text:style-name="L3">
        <text:list-item>
          <text:h text:style-name="P1" text:outline-level="3"><text:span text:style-name="Emphasis"><text:span text:style-name="T29">Insert</text:span></text:span></text:h>
          <text:list>
            <text:list-item>
              <text:p text:style-name="P6"><text:span text:style-name="Emphasis"><text:span text:style-name="T13">Usage</text:span></text:span></text:p>
              <text:list>
                <text:list-item>
                  <text:p text:style-name="P6"><text:span text:style-name="Emphasis"><text:span text:style-name="T18">for (var i = 1; i &lt;= 20; i++) db.things.insert( { x : 4 , j : i } )</text:span></text:span></text:p>
                </text:list-item>
              </text:list>
            </text:list-item>
          </text:list>
        </text:list-item>
      </text:list>
      <text:p text:style-name="Text_20_body"><text:span text:style-name="Emphasis"><text:span text:style-name="T16"/></text:span></text:p>
      <text:h text:style-name="Heading_20_3" text:outline-level="3"><text:span text:style-name="Emphasis"><text:span text:style-name="T30">Cursor<text:line-break/></text:span></text:span><text:span text:style-name="Emphasis"><text:span text:style-name="T32"><text:tab/></text:span></text:span><text:span text:style-name="Emphasis"><text:span text:style-name="Teletype"><text:span text:style-name="T19">mongo</text:span></text:span></text:span><text:span text:style-name="Emphasis"><text:span text:style-name="T19"> first calls the </text:span></text:span><text:span text:style-name="Emphasis"><text:span text:style-name="Teletype"><text:span text:style-name="T17">cursor.toArray()</text:span></text:span></text:span><text:span text:style-name="Emphasis"><text:span text:style-name="T19"> method and loads into RAM all documents </text:span></text:span></text:h>
      <text:list xml:id="list253567087" text:style-name="L4">
        <text:list-item>
          <text:p text:style-name="P9"><text:span text:style-name="Emphasis"><text:span text:style-name="T20">var c = db.things.find()<text:line-break/></text:span></text:span><text:span text:style-name="Emphasis"><text:span text:style-name="T20">while ( c.hasNext() ) printjson( c.next() )</text:span></text:span></text:p>
          <text:p text:style-name="P10"><text:span text:style-name="Emphasis"><text:span text:style-name="T36"><text:tab/></text:span></text:span><text:span text:style-name="Emphasis"><text:span text:style-name="T37">{ "_id" : ObjectId("4c2209f9f3924d31102bd84a"), "name" : "mongo" }</text:span></text:span></text:p>
          <text:p text:style-name="P11"><text:tab/>{ "_id" : ObjectId("4c2209fef3924d31102bd84b"), "x" : 3 }</text:p>
          <text:p text:style-name="P11"><text:tab/>{ "_id" : ObjectId("4c220a42f3924d31102bd856"), "x" : 4, "j" : 1 }</text:p>
          <text:p text:style-name="P11"><text:tab/>{ "_id" : ObjectId("4c220a42f3924d31102bd857"), "x" : 4, "j" : 2 }</text:p>
          <text:p text:style-name="P9"><text:span text:style-name="Emphasis"><text:span text:style-name="T22"><text:tab/>{ "_id" : ObjectId("4c220a42f3924d31102bd858"), "x" : 4, "j" : 3 } .....</text:span></text:span></text:p>
        </text:list-item>
        <text:list-item>
          <text:p text:style-name="P15"><text:span text:style-name="Emphasis"><text:span text:style-name="T20">printjson( c [ 4 ] ) </text:span></text:span><text:span text:style-name="Emphasis"><text:span text:style-name="T22">- document at the array index </text:span></text:span><text:span text:style-name="Emphasis"><text:span text:style-name="Teletype"><text:span text:style-name="T22">4</text:span></text:span></text:span></text:p>
        </text:list-item>
      </text:list>
      <text:p text:style-name="Preformatted_20_Text"><text:span text:style-name="Emphasis"><text:span text:style-name="T22"><text:tab/></text:span></text:span></text:p>
      <text:h text:style-name="P2" text:outline-level="3">CRUD</text:h>
      <text:p text:style-name="P12"/>
      <text:list xml:id="list1347663670" text:style-name="L5">
        <text:list-item>
          <text:p text:style-name="P13"><text:span text:style-name="T31">C</text:span><text:span text:style-name="Emphasis"><text:span text:style-name="T33">reate</text:span></text:span></text:p>
          <text:list>
            <text:list-item>
              <text:p text:style-name="P13"><text:span text:style-name="Emphasis"><text:span text:style-name="T23">Insert </text:span></text:span><text:span text:style-name="Emphasis"><text:span text:style-name="T21">db.collection.insert( &lt;document&gt; ) <text:line-break/></text:span></text:span><text:span text:style-name="Emphasis"><text:span text:style-name="T23">If the collection does not exist, then the insert() method creates the collection<text:line-break/>db.bios.insert(</text:span></text:span></text:p>
            </text:list-item>
          </text:list>
          <text:p text:style-name="P17"><text:span text:style-name="Emphasis"><text:span text:style-name="T23"><text:s text:c="3"/>{</text:span></text:span></text:p>
          <text:p text:style-name="P17"><text:span text:style-name="Emphasis"><text:span text:style-name="T23"><text:s text:c="6"/>_id: 1,</text:span></text:span></text:p>
          <text:p text:style-name="P17"><text:span text:style-name="Emphasis"><text:span text:style-name="T23"><text:s text:c="6"/>name: { first: 'John', last: 'Backus' },</text:span></text:span></text:p>
          <text:p text:style-name="P17"><text:span text:style-name="Emphasis"><text:span text:style-name="T23"><text:s text:c="6"/>birth: </text:span></text:span><text:span text:style-name="Emphasis"><text:span text:style-name="T24">new Date(</text:span></text:span><text:span text:style-name="Emphasis"><text:span text:style-name="T23">'Dec 03, 1924'),</text:span></text:span></text:p>
          <text:p text:style-name="P17"><text:span text:style-name="Emphasis"><text:span text:style-name="T23"><text:s text:c="6"/>death: new Date('Mar 17, 2007'),</text:span></text:span></text:p>
          <text:p text:style-name="P17"><text:span text:style-name="Emphasis"><text:span text:style-name="T23"><text:s text:c="6"/>contribs: [ 'Fortran', 'ALGOL', 'Backus-Naur Form', 'FP' ],</text:span></text:span></text:p>
          <text:p text:style-name="P17"><text:span text:style-name="Emphasis"><text:span text:style-name="T23"><text:s text:c="6"/>awards: </text:span></text:span><text:span text:style-name="Emphasis"><text:span text:style-name="T24">[</text:span></text:span></text:p>
          <text:p text:style-name="P17"><text:span text:style-name="Emphasis"><text:span text:style-name="T23"><text:s text:c="16"/>{</text:span></text:span></text:p>
          <text:p text:style-name="P17"><text:soft-page-break/><text:span text:style-name="Emphasis"><text:span text:style-name="T23"><text:s text:c="18"/>award: 'W.W. McDowell Award',</text:span></text:span></text:p>
          <text:p text:style-name="P17"><text:span text:style-name="Emphasis"><text:span text:style-name="T23"><text:s text:c="18"/>year: 1967,</text:span></text:span></text:p>
          <text:p text:style-name="P17"><text:span text:style-name="Emphasis"><text:span text:style-name="T23"><text:s text:c="18"/>by: 'IEEE Computer Society'</text:span></text:span></text:p>
          <text:p text:style-name="P17"><text:span text:style-name="Emphasis"><text:span text:style-name="T23"><text:s text:c="16"/>},</text:span></text:span></text:p>
          <text:p text:style-name="P17"><text:span text:style-name="Emphasis"><text:span text:style-name="T23"><text:s text:c="16"/>{</text:span></text:span></text:p>
          <text:p text:style-name="P17"><text:span text:style-name="Emphasis"><text:span text:style-name="T23"><text:s text:c="18"/>award: 'National Medal of Science',</text:span></text:span></text:p>
          <text:p text:style-name="P17"><text:span text:style-name="Emphasis"><text:span text:style-name="T23"><text:s text:c="18"/>year: 1975,</text:span></text:span></text:p>
          <text:p text:style-name="P17"><text:span text:style-name="Emphasis"><text:span text:style-name="T23"><text:s text:c="18"/>by: 'National Science Foundation'</text:span></text:span></text:p>
          <text:p text:style-name="P17"><text:span text:style-name="Emphasis"><text:span text:style-name="T23"><text:s text:c="16"/>},</text:span></text:span></text:p>
          <text:p text:style-name="P17"><text:span text:style-name="Emphasis"><text:span text:style-name="T23"><text:s text:c="16"/>{</text:span></text:span></text:p>
          <text:p text:style-name="P17"><text:span text:style-name="Emphasis"><text:span text:style-name="T23"><text:s text:c="18"/>award: 'Turing Award',</text:span></text:span></text:p>
          <text:p text:style-name="P17"><text:span text:style-name="Emphasis"><text:span text:style-name="T23"><text:s text:c="18"/>year: 1977,</text:span></text:span></text:p>
          <text:p text:style-name="P17"><text:span text:style-name="Emphasis"><text:span text:style-name="T23"><text:s text:c="18"/>by: 'ACM'</text:span></text:span></text:p>
          <text:p text:style-name="P17"><text:span text:style-name="Emphasis"><text:span text:style-name="T23"><text:s text:c="16"/>},</text:span></text:span></text:p>
          <text:p text:style-name="P17"><text:span text:style-name="Emphasis"><text:span text:style-name="T23"><text:s text:c="16"/>{</text:span></text:span></text:p>
          <text:p text:style-name="P17"><text:span text:style-name="Emphasis"><text:span text:style-name="T23"><text:s text:c="18"/>award: 'Draper Prize',</text:span></text:span></text:p>
          <text:p text:style-name="P17"><text:span text:style-name="Emphasis"><text:span text:style-name="T23"><text:s text:c="18"/>year: 1993,</text:span></text:span></text:p>
          <text:p text:style-name="P17"><text:span text:style-name="Emphasis"><text:span text:style-name="T23"><text:s text:c="18"/>by: 'National Academy of Engineering'</text:span></text:span></text:p>
          <text:p text:style-name="P17"><text:span text:style-name="Emphasis"><text:span text:style-name="T23"><text:s text:c="16"/>}</text:span></text:span></text:p>
          <text:p text:style-name="P17"><text:span text:style-name="Emphasis"><text:span text:style-name="T23"><text:s text:c="6"/>]</text:span></text:span></text:p>
          <text:p text:style-name="P17"><text:span text:style-name="Emphasis"><text:span text:style-name="T23"><text:s text:c="3"/>}</text:span></text:span></text:p>
          <text:list text:continue-numbering="true">
            <text:list-header>
              <text:p text:style-name="P17"><text:span text:style-name="Emphasis"><text:span text:style-name="T23">)</text:span></text:span><text:span text:style-name="Emphasis"><text:span text:style-name="T22"> </text:span></text:span></text:p>
            </text:list-header>
            <text:list-item>
              <text:p text:style-name="P13"><text:span text:style-name="Emphasis"><text:span text:style-name="T21">db.collection.save( &lt;document&gt; )</text:span></text:span><text:span text:style-name="Emphasis"><text:span text:style-name="T23"> - same as insert but updates if id is alreay there</text:span></text:span></text:p>
            </text:list-item>
            <text:list-item>
              <text:p text:style-name="P13"><text:span text:style-name="Emphasis"><text:span text:style-name="T21">db.collection.update( &lt;query&gt;, </text:span></text:span><text:span text:style-name="T39">&lt;update&gt;, { upsert: true } )</text:span><text:span text:style-name="T38"> - </text:span><text:span text:style-name="Emphasis"><text:span text:style-name="T23">same as save, updates if query matches else inserts<text:line-break/></text:span></text:span></text:p>
            </text:list-item>
          </text:list>
        </text:list-item>
        <text:list-item>
          <text:p text:style-name="P13"><text:span text:style-name="Emphasis"><text:span text:style-name="T33">Read</text:span></text:span></text:p>
          <text:list>
            <text:list-item>
              <text:p text:style-name="P13"><text:span text:style-name="Teletype"><text:span text:style-name="T10">Find</text:span></text:span><text:span text:style-name="Emphasis"><text:span text:style-name="T3"> <text:line-break/><text:tab/>selects documents in a collection and returns a </text:span></text:span><text:a xlink:type="simple" xlink:href="http://docs.mongodb.org/manual/reference/glossary/#term-cursor"><text:span text:style-name="Emphasis"><text:span text:style-name="T8">cursor</text:span></text:span></text:a><text:span text:style-name="Emphasis"><text:span text:style-name="T3"> to the selected documents.</text:span></text:span></text:p>
              <text:list>
                <text:list-item>
                  <text:p text:style-name="P13"><text:span text:style-name="Emphasis"><text:span text:style-name="T8">Optional params</text:span></text:span></text:p>
                  <text:list>
                    <text:list-item>
                      <text:p text:style-name="P13"><text:span text:style-name="Strong_20_Emphasis"><text:span text:style-name="T3">query</text:span></text:span><text:span text:style-name="Emphasis"><text:span text:style-name="T3"> (document) - <text:s/>Specifies the selection criteria using </text:span></text:span><text:a xlink:type="simple" xlink:href="http://docs.mongodb.org/manual/reference/operators/"><text:span text:style-name="Emphasis"><text:span text:style-name="T8">query operators</text:span></text:span></text:a><text:span text:style-name="Emphasis"><text:span text:style-name="T3">.</text:span></text:span></text:p>
                    </text:list-item>
                    <text:list-item>
                      <text:p text:style-name="P3"><text:span text:style-name="Strong_20_Emphasis"><text:span text:style-name="T3">projection</text:span></text:span><text:span text:style-name="Emphasis"><text:span text:style-name="T3"> (document) – </text:span></text:span><text:span text:style-name="T1">Controls the fields to return<text:line-break/> </text:span><text:span text:style-name="T35">{ field1: boolean, field2: boolean ... }</text:span></text:p>
                    </text:list-item>
                  </text:list>
                </text:list-item>
                <text:list-item>
                  <text:p text:style-name="P3"><text:span text:style-name="Emphasis"><text:span text:style-name="T8">Usage</text:span></text:span></text:p>
                  <text:list>
                    <text:list-item>
                      <text:p text:style-name="P3"><text:span text:style-name="Emphasis"><text:span text:style-name="T3">To select all documents in a collection<text:line-break/><text:tab/></text:span></text:span><text:span text:style-name="Emphasis"><text:span text:style-name="T4"> </text:span></text:span><text:span text:style-name="T11">db.products.find()</text:span></text:p>
                    </text:list-item>
                    <text:list-item>
                      <text:p text:style-name="P13"><text:span text:style-name="Emphasis"><text:span text:style-name="T3">Returns all the documents from the collection </text:span></text:span><text:span text:style-name="Teletype"><text:span text:style-name="T3">products</text:span></text:span><text:span text:style-name="Emphasis"><text:span text:style-name="T3"> where </text:span></text:span><text:span text:style-name="Teletype"><text:span text:style-name="T3">qty</text:span></text:span><text:span text:style-name="Emphasis"><text:span text:style-name="T3"> is greater than </text:span></text:span><text:span text:style-name="Teletype"><text:span text:style-name="T3">25<text:line-break/><text:tab/></text:span></text:span><text:span text:style-name="Teletype"><text:span text:style-name="T4"> </text:span></text:span><text:span text:style-name="Emphasis"><text:span text:style-name="T4">db.products.find( { qty: { $gt: 25 } } )</text:span></text:span></text:p>
                    </text:list-item>
                    <text:list-item>
                      <text:p text:style-name="P13"><text:span text:style-name="Emphasis"><text:span text:style-name="T5">Returns all the documents from the collection </text:span></text:span><text:span text:style-name="Teletype"><text:span text:style-name="T5">products</text:span></text:span><text:span text:style-name="Emphasis"><text:span text:style-name="T5"> where </text:span></text:span><text:span text:style-name="Teletype"><text:span text:style-name="T5">qty</text:span></text:span><text:span text:style-name="Emphasis"><text:span text:style-name="T5"> is greater than </text:span></text:span><text:span text:style-name="Teletype"><text:span text:style-name="T5">25</text:span></text:span><text:span text:style-name="Emphasis"><text:span text:style-name="T5">. The documents in the result set only </text:span></text:span><text:span text:style-name="Emphasis"><text:span text:style-name="T9">include</text:span></text:span><text:span text:style-name="Emphasis"><text:span text:style-name="T5"> the </text:span></text:span><text:span text:style-name="Teletype"><text:span text:style-name="T5">_id</text:span></text:span><text:span text:style-name="Emphasis"><text:span text:style-name="T5">, </text:span></text:span><text:span text:style-name="Teletype"><text:span text:style-name="T5">item</text:span></text:span><text:span text:style-name="Emphasis"><text:span text:style-name="T5">, and </text:span></text:span><text:span text:style-name="Teletype"><text:span text:style-name="T5">qty</text:span></text:span></text:p>
                      <text:p text:style-name="P13"><text:span text:style-name="Emphasis"><text:span text:style-name="T4">db.products.find( { qty: { $gt: 25 } }, { item: 1, qty: 1 } )</text:span></text:span></text:p>
                    </text:list-item>
                    <text:list-item>
                      <text:p text:style-name="P13"><text:span text:style-name="Emphasis"><text:span text:style-name="T5">To </text:span></text:span><text:span text:style-name="Emphasis"><text:span text:style-name="T9">exclude</text:span></text:span><text:span text:style-name="Emphasis"><text:span text:style-name="T5"> some fields</text:span></text:span></text:p>
                      <text:p text:style-name="P13"><text:span text:style-name="Emphasis"><text:span text:style-name="T4">db.products.find( { qty: { $gt: 25 } }, { item: 0, qty: 0 } )<text:line-break/></text:span></text:span></text:p>
                    </text:list-item>
                  </text:list>
                </text:list-item>
              </text:list>
            </text:list-item>
            <text:list-item>
              <text:p text:style-name="P13"><text:span text:style-name="Teletype"><text:span text:style-name="T25">db.collection.findOne()</text:span></text:span><text:span text:style-name="Emphasis"><text:span text:style-name="T6"> </text:span></text:span><text:span text:style-name="Emphasis"><text:span text:style-name="T7">returns a single document rather than a cursor.<text:line-break/></text:span></text:span></text:p>
            </text:list-item>
          </text:list>
        </text:list-item>
        <text:list-item>
          <text:p text:style-name="P13"><text:span text:style-name="Emphasis"><text:span text:style-name="T33">Update</text:span></text:span><text:span text:style-name="Emphasis"><text:span text:style-name="T34"> –</text:span></text:span><text:span text:style-name="Emphasis"><text:span text:style-name="T17"> <text:s/>by default updates one document at a time</text:span></text:span></text:p>
          <text:list>
            <text:list-item>
              <text:p text:style-name="P13"><text:span text:style-name="T39">db.collection.update( &lt;query&gt;, &lt;update&gt;, &lt;options&gt; )</text:span></text:p>
              <text:list>
                <text:list-item>
                  <text:p text:style-name="P13"><text:span text:style-name="Emphasis"><text:span text:style-name="T22">&lt;query&gt; argument corresponds to the WHERE statement, and</text:span></text:span></text:p>
                </text:list-item>
                <text:list-item>
                  <text:p text:style-name="P13"><text:span text:style-name="Emphasis"><text:span text:style-name="T22">&lt;update&gt; corresponds to the SET ... statement.</text:span></text:span></text:p>
                </text:list-item>
              </text:list>
            </text:list-item>
          </text:list>
        </text:list-item>
      </text:list>
      <text:p text:style-name="P4"><text:span text:style-name="Emphasis"><text:span text:style-name="T22">db.bios.update(</text:span></text:span></text:p>
      <text:p text:style-name="P19"><text:soft-page-break/><text:span text:style-name="Emphasis"><text:span text:style-name="T22"><text:s text:c="3"/>{ name: { first: 'John', last: 'McCarthy' } },</text:span></text:span></text:p>
      <text:p text:style-name="P19"><text:span text:style-name="Emphasis"><text:span text:style-name="T22"><text:s text:c="3"/>{ name: { first: 'Ken', last: 'Iverson' },</text:span></text:span></text:p>
      <text:p text:style-name="P19"><text:span text:style-name="Emphasis"><text:span text:style-name="T22"><text:s text:c="5"/>born: new Date('Dec 17, 1941'),</text:span></text:span></text:p>
      <text:p text:style-name="P19"><text:span text:style-name="Emphasis"><text:span text:style-name="T22"><text:s text:c="5"/>died: new Date('Oct 19, 2004'),</text:span></text:span></text:p>
      <text:p text:style-name="P19"><text:span text:style-name="Emphasis"><text:span text:style-name="T22"><text:s text:c="5"/>contribs: [ 'APL', 'J' ],</text:span></text:span></text:p>
      <text:p text:style-name="P19"><text:span text:style-name="Emphasis"><text:span text:style-name="T22"><text:s text:c="5"/>awards: [</text:span></text:span></text:p>
      <text:p text:style-name="P19"><text:span text:style-name="Emphasis"><text:span text:style-name="T22"><text:s text:c="15"/>{ award: 'Turing Award',</text:span></text:span></text:p>
      <text:p text:style-name="P19"><text:span text:style-name="Emphasis"><text:span text:style-name="T22"><text:s text:c="17"/>year: 1979,</text:span></text:span></text:p>
      <text:p text:style-name="P19"><text:span text:style-name="Emphasis"><text:span text:style-name="T22"><text:s text:c="17"/>by: 'ACM' },</text:span></text:span></text:p>
      <text:p text:style-name="P19"><text:span text:style-name="Emphasis"><text:span text:style-name="T22"><text:s text:c="15"/>{ award: 'Harry H. Goode Memorial Award',</text:span></text:span></text:p>
      <text:p text:style-name="P19"><text:span text:style-name="Emphasis"><text:span text:style-name="T22"><text:s text:c="17"/>year: 1975,</text:span></text:span></text:p>
      <text:p text:style-name="P19"><text:span text:style-name="Emphasis"><text:span text:style-name="T22"><text:s text:c="17"/>by: 'IEEE Computer Society' },</text:span></text:span></text:p>
      <text:p text:style-name="P19"><text:span text:style-name="Emphasis"><text:span text:style-name="T22"><text:s text:c="15"/>{ award: 'IBM Fellow',</text:span></text:span></text:p>
      <text:p text:style-name="P19"><text:span text:style-name="Emphasis"><text:span text:style-name="T22"><text:s text:c="17"/>year: 1970,</text:span></text:span></text:p>
      <text:p text:style-name="P19"><text:span text:style-name="Emphasis"><text:span text:style-name="T22"><text:s text:c="17"/>by: 'IBM' }</text:span></text:span></text:p>
      <text:p text:style-name="P19"><text:span text:style-name="Emphasis"><text:span text:style-name="T22"><text:s text:c="5"/>]</text:span></text:span></text:p>
      <text:p text:style-name="P19"><text:span text:style-name="Emphasis"><text:span text:style-name="T22"><text:s text:c="3"/>}</text:span></text:span></text:p>
      <text:p text:style-name="P19"><text:span text:style-name="Emphasis"><text:span text:style-name="T22">)</text:span></text:span></text:p>
      <text:list xml:id="list967366910" text:continue-numbering="true" text:style-name="L5">
        <text:list-item>
          <text:list>
            <text:list-item>
              <text:list>
                <text:list-item>
                  <text:p text:style-name="P13"><text:span text:style-name="Emphasis"><text:span text:style-name="T22">updating </text:span></text:span><text:span text:style-name="Emphasis"><text:span text:style-name="T26">multi </text:span></text:span><text:span text:style-name="Emphasis"><text:span text:style-name="T22">records<text:line-break/>db.bios.update(</text:span></text:span></text:p>
                </text:list-item>
              </text:list>
            </text:list-item>
          </text:list>
        </text:list-item>
      </text:list>
      <text:p text:style-name="P18"><text:span text:style-name="Emphasis"><text:span text:style-name="T22"><text:s text:c="3"/>{ 'awards.award': 'Turing' },</text:span></text:span></text:p>
      <text:p text:style-name="P18"><text:span text:style-name="Emphasis"><text:span text:style-name="T22"><text:s text:c="3"/>{ $set: { turing: true } },</text:span></text:span></text:p>
      <text:p text:style-name="P18"><text:span text:style-name="Emphasis"><text:span text:style-name="T22"><text:s text:c="3"/>{ multi: true }<text:tab/>// <text:s/>if { upsert: true } is used, then updates or inserts document</text:span></text:span></text:p>
      <text:p text:style-name="P18"><text:span text:style-name="Emphasis"><text:span text:style-name="T22">)</text:span></text:span></text:p>
      <text:list xml:id="list1336882789" text:continue-numbering="true" text:style-name="L5">
        <text:list-item>
          <text:list>
            <text:list-item>
              <text:p text:style-name="P16"><text:span text:style-name="Emphasis"><text:span text:style-name="T29">Save</text:span></text:span><text:span text:style-name="Emphasis"><text:span text:style-name="T22"><text:line-break/> </text:span></text:span><text:span text:style-name="Emphasis"><text:span text:style-name="T20">db.collection.save( &lt;document&gt; )<text:line-break/></text:span></text:span><text:span text:style-name="Emphasis"><text:span text:style-name="T22">depending on _id field updates or inserts data<text:line-break/></text:span></text:span></text:p>
            </text:list-item>
          </text:list>
        </text:list-item>
        <text:list-item>
          <text:p text:style-name="P16"><text:span text:style-name="Emphasis"><text:span text:style-name="T33">Delete</text:span></text:span><text:span text:style-name="Emphasis"><text:span text:style-name="T34"> </text:span></text:span></text:p>
          <text:list>
            <text:list-item>
              <text:p text:style-name="P16"><text:span text:style-name="Emphasis"><text:span text:style-name="T18">db.collection.remove( &lt;query&gt;, &lt;justOne&gt; )</text:span></text:span><text:span text:style-name="Emphasis"><text:span text:style-name="T22"><text:line-break/><text:tab/>db.bios.remove( { turing: true }, 1 )</text:span></text:span></text:p>
            </text:list-item>
            <text:list-item>
              <text:p text:style-name="P16"><text:span text:style-name="Emphasis"><text:span text:style-name="T20">db.bios.remove( { turing: true, $isolated: 1 } )<text:line-break/></text:span></text:span><text:span text:style-name="Emphasis"><text:span text:style-name="T22"><text:tab/>If the &lt;query&gt; matches multiple documents and operation is in conjunction with other write operations.</text:span></text:span></text:p>
            </text:list-item>
          </text:list>
        </text:list-item>
      </text:list>
      <text:p text:style-name="Preformatted_20_Text"><text:span text:style-name="Emphasis"><text:span text:style-name="T22"/></text:span></text:p>
      <text:h text:style-name="P2" text:outline-level="3">Glossary</text:h>
      <text:p text:style-name="P12"/>
      <text:list xml:id="list901894978" text:style-name="L6">
        <text:list-item>
          <text:p text:style-name="P14"><text:span text:style-name="T12">Cursor</text:span><text:span text:style-name="T2"> is a pointer to the result set of a </text:span><text:a xlink:type="simple" xlink:href="http://docs.mongodb.org/manual/reference/glossary/#term-query"><text:span text:style-name="Emphasis"><text:span text:style-name="T2">query</text:span></text:span></text:a></text:p>
        </text:list-item>
        <text:list-item>
          <text:p text:style-name="P14"><text:span text:style-name="Emphasis"><text:span text:style-name="T15">Documents</text:span></text:span><text:span text:style-name="Emphasis"><text:span text:style-name="T19"> is for data. Can't start with $, can't contain .</text:span></text:span></text:p>
        </text:list-item>
      </text:list>
      <text:list xml:id="list1541588190" text:continue-list="list1859027127" text:style-name="L3">
        <text:list-item>
          <text:p text:style-name="P8"><text:span text:style-name="Emphasis"><text:span text:style-name="T15">ObjectId </text:span></text:span><text:span text:style-name="Emphasis"><text:span text:style-name="T28">values are always unique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Teletype" style:family="text">
      <style:text-properties style:font-name="DejaVu Sans Mono" style:font-name-asian="WenQuanYi Micro Hei1" style:font-name-complex="Lohit Hindi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t Kumar</meta:initial-creator>
    <meta:creation-date>2013-01-16T10:33:05</meta:creation-date>
    <dc:date>2013-01-17T14:09:15</dc:date>
    <dc:creator>Amit Kumar</dc:creator>
    <meta:editing-duration>PT2H3M</meta:editing-duration>
    <meta:editing-cycles>42</meta:editing-cycles>
    <meta:generator>LibreOffice/3.5$Linux_X86_64 LibreOffice_project/350m1$Build-2</meta:generator>
    <meta:document-statistic meta:table-count="0" meta:image-count="0" meta:object-count="0" meta:page-count="3" meta:paragraph-count="102" meta:word-count="691" meta:character-count="1787" meta:non-whitespace-character-count="3267"/>
  </office:meta>
</office:document-meta>
</file>